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cm" loext:contextual-spacing="false" fo:line-height="100%" fo:text-align="center" style:justify-single-word="false" fo:break-before="auto" fo:break-after="auto" style:writing-mode="lr-tb"/>
    </style:style>
    <style:style style:name="P2" style:family="paragraph" style:parent-style-name="Standard">
      <style:paragraph-properties fo:margin-top="0cm" fo:margin-bottom="0.3cm" loext:contextual-spacing="false" fo:line-height="100%" fo:text-align="justify" style:justify-single-word="false" fo:break-before="auto" fo:break-after="auto" style:writing-mode="lr-tb"/>
    </style:style>
    <style:style style:name="P3" style:family="paragraph" style:parent-style-name="Standard">
      <style:paragraph-properties fo:margin-top="0cm" fo:margin-bottom="0.3cm" loext:contextual-spacing="false" fo:line-height="100%" fo:text-align="justify" style:justify-single-word="false" fo:break-before="auto" fo:break-after="auto" style:writing-mode="lr-tb"/>
      <style:text-properties fo:font-weight="bold" style:font-weight-asian="bold" style:font-weight-complex="bold"/>
    </style:style>
    <style:style style:name="P4" style:family="paragraph" style:parent-style-name="Standard">
      <style:paragraph-properties fo:margin-top="0cm" fo:margin-bottom="0.3cm" loext:contextual-spacing="false" fo:line-height="100%"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master-page-name="Standard">
      <style:paragraph-properties fo:margin-top="0cm" fo:margin-bottom="0.3cm" loext:contextual-spacing="false" fo:line-height="100%" fo:text-align="center" style:justify-single-word="false" style:page-number="auto" fo:break-before="auto" fo:break-after="auto" style:writing-mode="lr-tb"/>
      <style:text-properties fo:font-size="14pt" style:font-size-asian="14pt" style:font-size-complex="14pt"/>
    </style:style>
    <style:style style:name="P6" style:family="paragraph" style:parent-style-name="Standard">
      <style:paragraph-properties fo:margin-top="0cm" fo:margin-bottom="0.3cm" loext:contextual-spacing="false" fo:line-height="100%" fo:text-align="justify" style:justify-single-word="false" fo:break-before="auto" fo:break-after="auto" style:writing-mode="lr-tb"/>
      <style:text-properties fo:font-style="italic" style:font-style-asian="italic" style:font-style-complex="italic"/>
    </style:style>
    <style:style style:name="T1" style:family="text">
      <style:text-properties officeooo:rsid="000d45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 Mnie Wku**ia w Fandomie</text:p>
      <text:p text:style-name="P1">Autor: Poulsen</text:p>
      <text:p text:style-name="P1"/>
      <text:p text:style-name="P2">Witajcie, moi drodzy fandomianie (fandomczycy?). Powracam z drugą odsłoną mojej jakże przewspaniałej serii, odnoszącej się do fandomu i jego zdolności do wku**iania mojej osoby. Trochę trwało, zanim się zebrałem do pisania, ale oto jestem − nie przedłużając więc, przejdźmy do meritum tego artykułu. Otóż planowałem, że będzie on dotyczył Luny i jej przytłaczającej dominacji nad Celestią pod względem liczby fanów i ogólnego uwielbienia, jednakże uznałem, że byłaby to zbyt oczywista prywatna krucjata na rzecz Słonecznej Księżniczki. Dlatego też postanowiłem skupić się tylko na jednym aspekcie fandomowego postrzegania Luny, bardzo jednak mnie wku**iającym.</text:p>
      <text:p text:style-name="P3"/>
      <text:p text:style-name="P1">Rozdział II: Luna a Sprawa Księżyca</text:p>
      <text:p text:style-name="P4"/>
      <text:p text:style-name="P2">Wszyscy widzieliśmy arty ze smętną Nightmare Moon lub Luną siedzącą na księżycowym regolicie, przechadzającą się pośród kraterów i spoglądającą tęsknie na Equestrię niczym Neil Armstrong podczas wyprawy Apollo 11. Podobnie, znane są powszechnie żarty i quasi-memy o Celestii wysyłającej kuce za byle głupotę na księżyc, dorabiające białemu alikornowi mordę tyranki i/lub trolla. Jest to już de facto stały element fandomowego krajobrazu, tak samo jak wingbonery czy muffinki Derpy. Niezmiernie wku**iający element. Dlaczego, zapytacie? Ano dlatego, że wymienione wyżej rzeczy nie mają absolutnie żadnego sensu.</text:p>
      <text:p text:style-name="P2">Zacznijmy od kwestii najbardziej podstawowej, czyli uwięzienia Nightmare Moon w księżycu. Tak jest, nie „na księżycu”, tylko „w księżycu”. Jest to jedna z największych pomyłek zbiorowej świadomości fandomu, najwidoczniej nie potrafiącego zrozumieć słów narratorki z pierwszego odcinka serialu:</text:p>
      <text:p text:style-name="P6">„Using the magic of the Elements of Harmony, she defeated her younger sister, and banished her permanently in the moon”.</text:p>
      <text:p text:style-name="P2">„In the moon”, czyli „w księżycu”. Nie „on the moon” − „na księżycu”. Nie jest to tak trudne do zrozumienia, ludziska. Luna nie łaziła po księżycowych kraterach jak jakiś Pan Twardowski, tylko mocą Elementów została zaklęta w księżycu. Srebrny glob stał się niejako naczyniem, w którym magicznie uwięziono Nightmare Moon. Tyle. Kropka. Każda inna interpretacja tego faktu jest w swej istocie błędna.</text:p>
      <text:p text:style-name="P2">Druga, powiązana z powyższym sprawa to kwestia zdolności Celestii do „posyłania kuców na księżyc”. Tutaj też fandom dostał zbiorowej głupawki i uznał, że Celestia może to robić ot tak sobie, wedle własnego widzimisię. Jednakże każdy, kto choć trochę zna angielski i potrafi czytać ze zrozumieniem, po zapoznaniu się z zacytowanym przeze mnie powyżej fragmentem zobaczy jak na dłoni, że Celestia potrzebowała mocy samych Elementów Harmonii, aby uwięzić siostrę w księżycu. Ergo, bez nich nie jest w stanie już tego dokonać, choćby miała jej pęknąć pierdząca żyłka. Proste? Proste.</text:p>
      <text:p text:style-name="P2">Zastanawiałem się, skąd może się to brać − czy to zwykłe niedbalstwo? Trolling? A może po prostu ludzie opowiadają bzdury o Lunie i Celestii dla zabawy? Zapewne jest to po części wina każdego z wymienionych właśnie przeze mnie czynników. Ludzie są ludźmi i zawsze będą postępować nielogicznie, tak dla żartu, jak i na złość podobnym mnie, wybiórczo czepialskim jednostkom. </text:p>
      <text:p text:style-name="P2"><text:soft-page-break/>Jednakowoż uznawszy, że sprawa zesłania Luny wymaga nieco głębszego zbadania (jako że analizowanie serialu ostatnio jest w modzie, biorąc pod uwagę np. recenzje i rozważania na temat odcinków MLP na YouTube, takie jak seria <text:span text:style-name="T1">„</text:span>After The Fact”), postanowiłem sprawdzić, jak przytoczony przeze mnie wcześniej fragment prologu został przetłumaczony w polskiej wersji serialu. Może winą należy obarczyć rodzimy przekład? Rzućmy okiem:</text:p>
      <text:p text:style-name="P6">„Moc Klejnotów Harmonii pomogła jej pokonać złą siostrę i zesłać ją po wsze czasy na księżyc”.</text:p>
      <text:p text:style-name="P2">A więc tutaj jest pogrzebany przysłowiowy wampir. Tłumacze pracujący nad serialem najwyraźniej także nie potrafią zrozumieć prostej kwestii dotyczącej istoty uwięzienia Nightmare Moon w księżycowym więzieniu. Na pewno do pewnego stopnia może to usprawiedliwiać polską część fandomu, jednakże tylko tą oglądającą polski dubbing, i to tylko pod jednym względem; polski przekład w równie jasny sposób mówi, że Celestia potrzebowała mocy Elementów Harmonii, aby uwięzić siostrę w księżycu.</text:p>
      <text:p text:style-name="P2">Tłumaczy nie broni nawet trudność, jakiej przysporzyłaby poprawna translacja cytowanego fragmentu. Sam mam wystarczająco duże doświadczenie z tłumaczeniami, aby wiedzieć, że owszem, odpowiedni przekład oddający sedno angielskiego oryginału nie byłby może najłatwiejszy, jednakże z całą pewnością był osiągalny przy odrobinie wysiłku. To powiedziawszy, nie zamierzam tutaj podawać możliwych alternatywnych wersji tłumaczenia, gdyż jest to temat na oddzielny, całkiem długi artykuł.</text:p>
      <text:p text:style-name="P2">Podsumowując, kwestie opisane powyżej powinny być oczywiste, lecz mimo to ludzie nadal gadają o Lunie zesłanej na księżyc, a Celestia wysyłająca kuce na lunarne zesłanie stała się kolejnym idiotycznym quasi-memem naszego fandomu. Proszę, nie powielajcie tych błędów. Za każdym razem kiedy to robicie, strasznie się wku**iam.</text:p>
      <text:p text:style-name="P2"/>
      <text:p text:style-name="P2"/>
      <text:p text:style-name="P2">Baner artykułu (ten sam co ostatnio):</text:p>
      <text:p text:style-name="P2">Grafika: <text:a xlink:type="simple" xlink:href="http://img4.wikia.nocookie.net/__cb20130215055712/mlp/images/8/80/Twilight_starting_to_get_very_angry_S1E15.png" text:style-name="Internet_20_link" text:visited-style-name="Visited_20_Internet_20_Link">http</text:a><text:a xlink:type="simple" xlink:href="http://img4.wikia.nocookie.net/__cb20130215055712/mlp/images/8/80/Twilight_starting_to_get_very_angry_S1E15.png" text:style-name="Internet_20_link" text:visited-style-name="Visited_20_Internet_20_Link">://</text:a><text:a xlink:type="simple" xlink:href="http://img4.wikia.nocookie.net/__cb20130215055712/mlp/images/8/80/Twilight_starting_to_get_very_angry_S1E15.png" text:style-name="Internet_20_link" text:visited-style-name="Visited_20_Internet_20_Link">img</text:a><text:a xlink:type="simple" xlink:href="http://img4.wikia.nocookie.net/__cb20130215055712/mlp/images/8/80/Twilight_starting_to_get_very_angry_S1E15.png" text:style-name="Internet_20_link" text:visited-style-name="Visited_20_Internet_20_Link">4.</text:a><text:a xlink:type="simple" xlink:href="http://img4.wikia.nocookie.net/__cb20130215055712/mlp/images/8/80/Twilight_starting_to_get_very_angry_S1E15.png" text:style-name="Internet_20_link" text:visited-style-name="Visited_20_Internet_20_Link">wikia</text:a><text:a xlink:type="simple" xlink:href="http://img4.wikia.nocookie.net/__cb20130215055712/mlp/images/8/80/Twilight_starting_to_get_very_angry_S1E15.png" text:style-name="Internet_20_link" text:visited-style-name="Visited_20_Internet_20_Link">.</text:a><text:a xlink:type="simple" xlink:href="http://img4.wikia.nocookie.net/__cb20130215055712/mlp/images/8/80/Twilight_starting_to_get_very_angry_S1E15.png" text:style-name="Internet_20_link" text:visited-style-name="Visited_20_Internet_20_Link">nocookie</text:a><text:a xlink:type="simple" xlink:href="http://img4.wikia.nocookie.net/__cb20130215055712/mlp/images/8/80/Twilight_starting_to_get_very_angry_S1E15.png" text:style-name="Internet_20_link" text:visited-style-name="Visited_20_Internet_20_Link">.</text:a><text:a xlink:type="simple" xlink:href="http://img4.wikia.nocookie.net/__cb20130215055712/mlp/images/8/80/Twilight_starting_to_get_very_angry_S1E15.png" text:style-name="Internet_20_link" text:visited-style-name="Visited_20_Internet_20_Link">net</text:a><text:a xlink:type="simple" xlink:href="http://img4.wikia.nocookie.net/__cb20130215055712/mlp/images/8/80/Twilight_starting_to_get_very_angry_S1E15.png" text:style-name="Internet_20_link" text:visited-style-name="Visited_20_Internet_20_Link">/__</text:a><text:a xlink:type="simple" xlink:href="http://img4.wikia.nocookie.net/__cb20130215055712/mlp/images/8/80/Twilight_starting_to_get_very_angry_S1E15.png" text:style-name="Internet_20_link" text:visited-style-name="Visited_20_Internet_20_Link">cb</text:a><text:a xlink:type="simple" xlink:href="http://img4.wikia.nocookie.net/__cb20130215055712/mlp/images/8/80/Twilight_starting_to_get_very_angry_S1E15.png" text:style-name="Internet_20_link" text:visited-style-name="Visited_20_Internet_20_Link">20130215055712/</text:a><text:a xlink:type="simple" xlink:href="http://img4.wikia.nocookie.net/__cb20130215055712/mlp/images/8/80/Twilight_starting_to_get_very_angry_S1E15.png" text:style-name="Internet_20_link" text:visited-style-name="Visited_20_Internet_20_Link">mlp</text:a><text:a xlink:type="simple" xlink:href="http://img4.wikia.nocookie.net/__cb20130215055712/mlp/images/8/80/Twilight_starting_to_get_very_angry_S1E15.png" text:style-name="Internet_20_link" text:visited-style-name="Visited_20_Internet_20_Link">/</text:a><text:a xlink:type="simple" xlink:href="http://img4.wikia.nocookie.net/__cb20130215055712/mlp/images/8/80/Twilight_starting_to_get_very_angry_S1E15.png" text:style-name="Internet_20_link" text:visited-style-name="Visited_20_Internet_20_Link">images</text:a><text:a xlink:type="simple" xlink:href="http://img4.wikia.nocookie.net/__cb20130215055712/mlp/images/8/80/Twilight_starting_to_get_very_angry_S1E15.png" text:style-name="Internet_20_link" text:visited-style-name="Visited_20_Internet_20_Link">/8/80/</text:a><text:a xlink:type="simple" xlink:href="http://img4.wikia.nocookie.net/__cb20130215055712/mlp/images/8/80/Twilight_starting_to_get_very_angry_S1E15.png" text:style-name="Internet_20_link" text:visited-style-name="Visited_20_Internet_20_Link">Twilight</text:a><text:a xlink:type="simple" xlink:href="http://img4.wikia.nocookie.net/__cb20130215055712/mlp/images/8/80/Twilight_starting_to_get_very_angry_S1E15.png" text:style-name="Internet_20_link" text:visited-style-name="Visited_20_Internet_20_Link">_</text:a><text:a xlink:type="simple" xlink:href="http://img4.wikia.nocookie.net/__cb20130215055712/mlp/images/8/80/Twilight_starting_to_get_very_angry_S1E15.png" text:style-name="Internet_20_link" text:visited-style-name="Visited_20_Internet_20_Link">starting</text:a><text:a xlink:type="simple" xlink:href="http://img4.wikia.nocookie.net/__cb20130215055712/mlp/images/8/80/Twilight_starting_to_get_very_angry_S1E15.png" text:style-name="Internet_20_link" text:visited-style-name="Visited_20_Internet_20_Link">_</text:a><text:a xlink:type="simple" xlink:href="http://img4.wikia.nocookie.net/__cb20130215055712/mlp/images/8/80/Twilight_starting_to_get_very_angry_S1E15.png" text:style-name="Internet_20_link" text:visited-style-name="Visited_20_Internet_20_Link">to</text:a><text:a xlink:type="simple" xlink:href="http://img4.wikia.nocookie.net/__cb20130215055712/mlp/images/8/80/Twilight_starting_to_get_very_angry_S1E15.png" text:style-name="Internet_20_link" text:visited-style-name="Visited_20_Internet_20_Link">_</text:a><text:a xlink:type="simple" xlink:href="http://img4.wikia.nocookie.net/__cb20130215055712/mlp/images/8/80/Twilight_starting_to_get_very_angry_S1E15.png" text:style-name="Internet_20_link" text:visited-style-name="Visited_20_Internet_20_Link">get</text:a><text:a xlink:type="simple" xlink:href="http://img4.wikia.nocookie.net/__cb20130215055712/mlp/images/8/80/Twilight_starting_to_get_very_angry_S1E15.png" text:style-name="Internet_20_link" text:visited-style-name="Visited_20_Internet_20_Link">_</text:a><text:a xlink:type="simple" xlink:href="http://img4.wikia.nocookie.net/__cb20130215055712/mlp/images/8/80/Twilight_starting_to_get_very_angry_S1E15.png" text:style-name="Internet_20_link" text:visited-style-name="Visited_20_Internet_20_Link">very</text:a><text:a xlink:type="simple" xlink:href="http://img4.wikia.nocookie.net/__cb20130215055712/mlp/images/8/80/Twilight_starting_to_get_very_angry_S1E15.png" text:style-name="Internet_20_link" text:visited-style-name="Visited_20_Internet_20_Link">_</text:a><text:a xlink:type="simple" xlink:href="http://img4.wikia.nocookie.net/__cb20130215055712/mlp/images/8/80/Twilight_starting_to_get_very_angry_S1E15.png" text:style-name="Internet_20_link" text:visited-style-name="Visited_20_Internet_20_Link">angry</text:a><text:a xlink:type="simple" xlink:href="http://img4.wikia.nocookie.net/__cb20130215055712/mlp/images/8/80/Twilight_starting_to_get_very_angry_S1E15.png" text:style-name="Internet_20_link" text:visited-style-name="Visited_20_Internet_20_Link">_</text:a><text:a xlink:type="simple" xlink:href="http://img4.wikia.nocookie.net/__cb20130215055712/mlp/images/8/80/Twilight_starting_to_get_very_angry_S1E15.png" text:style-name="Internet_20_link" text:visited-style-name="Visited_20_Internet_20_Link">S</text:a><text:a xlink:type="simple" xlink:href="http://img4.wikia.nocookie.net/__cb20130215055712/mlp/images/8/80/Twilight_starting_to_get_very_angry_S1E15.png" text:style-name="Internet_20_link" text:visited-style-name="Visited_20_Internet_20_Link">1</text:a><text:a xlink:type="simple" xlink:href="http://img4.wikia.nocookie.net/__cb20130215055712/mlp/images/8/80/Twilight_starting_to_get_very_angry_S1E15.png" text:style-name="Internet_20_link" text:visited-style-name="Visited_20_Internet_20_Link">E</text:a><text:a xlink:type="simple" xlink:href="http://img4.wikia.nocookie.net/__cb20130215055712/mlp/images/8/80/Twilight_starting_to_get_very_angry_S1E15.png" text:style-name="Internet_20_link" text:visited-style-name="Visited_20_Internet_20_Link">15.</text:a><text:a xlink:type="simple" xlink:href="http://img4.wikia.nocookie.net/__cb20130215055712/mlp/images/8/80/Twilight_starting_to_get_very_angry_S1E15.png" text:style-name="Internet_20_link" text:visited-style-name="Visited_20_Internet_20_Link">png</text:a></text:p>
      <text:p text:style-name="P2">źródło grafiki: <text:a xlink:type="simple" xlink:href="http://mlp.wikia.com/wiki/Feeling_Pinkie_Keen/Gallery" text:style-name="Internet_20_link" text:visited-style-name="Visited_20_Internet_20_Link">http</text:a><text:a xlink:type="simple" xlink:href="http://mlp.wikia.com/wiki/Feeling_Pinkie_Keen/Gallery" text:style-name="Internet_20_link" text:visited-style-name="Visited_20_Internet_20_Link">://</text:a><text:a xlink:type="simple" xlink:href="http://mlp.wikia.com/wiki/Feeling_Pinkie_Keen/Gallery" text:style-name="Internet_20_link" text:visited-style-name="Visited_20_Internet_20_Link">mlp</text:a><text:a xlink:type="simple" xlink:href="http://mlp.wikia.com/wiki/Feeling_Pinkie_Keen/Gallery" text:style-name="Internet_20_link" text:visited-style-name="Visited_20_Internet_20_Link">.</text:a><text:a xlink:type="simple" xlink:href="http://mlp.wikia.com/wiki/Feeling_Pinkie_Keen/Gallery" text:style-name="Internet_20_link" text:visited-style-name="Visited_20_Internet_20_Link">wikia</text:a><text:a xlink:type="simple" xlink:href="http://mlp.wikia.com/wiki/Feeling_Pinkie_Keen/Gallery" text:style-name="Internet_20_link" text:visited-style-name="Visited_20_Internet_20_Link">.</text:a><text:a xlink:type="simple" xlink:href="http://mlp.wikia.com/wiki/Feeling_Pinkie_Keen/Gallery" text:style-name="Internet_20_link" text:visited-style-name="Visited_20_Internet_20_Link">com</text:a><text:a xlink:type="simple" xlink:href="http://mlp.wikia.com/wiki/Feeling_Pinkie_Keen/Gallery" text:style-name="Internet_20_link" text:visited-style-name="Visited_20_Internet_20_Link">/</text:a><text:a xlink:type="simple" xlink:href="http://mlp.wikia.com/wiki/Feeling_Pinkie_Keen/Gallery" text:style-name="Internet_20_link" text:visited-style-name="Visited_20_Internet_20_Link">wiki</text:a><text:a xlink:type="simple" xlink:href="http://mlp.wikia.com/wiki/Feeling_Pinkie_Keen/Gallery" text:style-name="Internet_20_link" text:visited-style-name="Visited_20_Internet_20_Link">/</text:a><text:a xlink:type="simple" xlink:href="http://mlp.wikia.com/wiki/Feeling_Pinkie_Keen/Gallery" text:style-name="Internet_20_link" text:visited-style-name="Visited_20_Internet_20_Link">Feeling</text:a><text:a xlink:type="simple" xlink:href="http://mlp.wikia.com/wiki/Feeling_Pinkie_Keen/Gallery" text:style-name="Internet_20_link" text:visited-style-name="Visited_20_Internet_20_Link">_</text:a><text:a xlink:type="simple" xlink:href="http://mlp.wikia.com/wiki/Feeling_Pinkie_Keen/Gallery" text:style-name="Internet_20_link" text:visited-style-name="Visited_20_Internet_20_Link">Pinkie</text:a><text:a xlink:type="simple" xlink:href="http://mlp.wikia.com/wiki/Feeling_Pinkie_Keen/Gallery" text:style-name="Internet_20_link" text:visited-style-name="Visited_20_Internet_20_Link">_</text:a><text:a xlink:type="simple" xlink:href="http://mlp.wikia.com/wiki/Feeling_Pinkie_Keen/Gallery" text:style-name="Internet_20_link" text:visited-style-name="Visited_20_Internet_20_Link">Keen</text:a><text:a xlink:type="simple" xlink:href="http://mlp.wikia.com/wiki/Feeling_Pinkie_Keen/Gallery" text:style-name="Internet_20_link" text:visited-style-name="Visited_20_Internet_20_Link">/</text:a><text:a xlink:type="simple" xlink:href="http://mlp.wikia.com/wiki/Feeling_Pinkie_Keen/Gallery" text:style-name="Internet_20_link" text:visited-style-name="Visited_20_Internet_20_Link">Gallery</text:a></text:p>
      <text:p text:style-name="P2"/>
      <text:p text:style-name="P2">Dodatkowa grafika: </text:p>
      <text:p text:style-name="P2"><text:a xlink:type="simple" xlink:href="http://img2.wikia.nocookie.net/__cb20120908224257/mlp/images/6/61/Luna_Angry_3_S2E4.png" text:style-name="Internet_20_link" text:visited-style-name="Visited_20_Internet_20_Link">http</text:a><text:a xlink:type="simple" xlink:href="http://img2.wikia.nocookie.net/__cb20120908224257/mlp/images/6/61/Luna_Angry_3_S2E4.png" text:style-name="Internet_20_link" text:visited-style-name="Visited_20_Internet_20_Link">://</text:a><text:a xlink:type="simple" xlink:href="http://img2.wikia.nocookie.net/__cb20120908224257/mlp/images/6/61/Luna_Angry_3_S2E4.png" text:style-name="Internet_20_link" text:visited-style-name="Visited_20_Internet_20_Link">img</text:a><text:a xlink:type="simple" xlink:href="http://img2.wikia.nocookie.net/__cb20120908224257/mlp/images/6/61/Luna_Angry_3_S2E4.png" text:style-name="Internet_20_link" text:visited-style-name="Visited_20_Internet_20_Link">2.</text:a><text:a xlink:type="simple" xlink:href="http://img2.wikia.nocookie.net/__cb20120908224257/mlp/images/6/61/Luna_Angry_3_S2E4.png" text:style-name="Internet_20_link" text:visited-style-name="Visited_20_Internet_20_Link">wikia</text:a><text:a xlink:type="simple" xlink:href="http://img2.wikia.nocookie.net/__cb20120908224257/mlp/images/6/61/Luna_Angry_3_S2E4.png" text:style-name="Internet_20_link" text:visited-style-name="Visited_20_Internet_20_Link">.</text:a><text:a xlink:type="simple" xlink:href="http://img2.wikia.nocookie.net/__cb20120908224257/mlp/images/6/61/Luna_Angry_3_S2E4.png" text:style-name="Internet_20_link" text:visited-style-name="Visited_20_Internet_20_Link">nocookie</text:a><text:a xlink:type="simple" xlink:href="http://img2.wikia.nocookie.net/__cb20120908224257/mlp/images/6/61/Luna_Angry_3_S2E4.png" text:style-name="Internet_20_link" text:visited-style-name="Visited_20_Internet_20_Link">.</text:a><text:a xlink:type="simple" xlink:href="http://img2.wikia.nocookie.net/__cb20120908224257/mlp/images/6/61/Luna_Angry_3_S2E4.png" text:style-name="Internet_20_link" text:visited-style-name="Visited_20_Internet_20_Link">net</text:a><text:a xlink:type="simple" xlink:href="http://img2.wikia.nocookie.net/__cb20120908224257/mlp/images/6/61/Luna_Angry_3_S2E4.png" text:style-name="Internet_20_link" text:visited-style-name="Visited_20_Internet_20_Link">/__</text:a><text:a xlink:type="simple" xlink:href="http://img2.wikia.nocookie.net/__cb20120908224257/mlp/images/6/61/Luna_Angry_3_S2E4.png" text:style-name="Internet_20_link" text:visited-style-name="Visited_20_Internet_20_Link">cb</text:a><text:a xlink:type="simple" xlink:href="http://img2.wikia.nocookie.net/__cb20120908224257/mlp/images/6/61/Luna_Angry_3_S2E4.png" text:style-name="Internet_20_link" text:visited-style-name="Visited_20_Internet_20_Link">20120908224257/</text:a><text:a xlink:type="simple" xlink:href="http://img2.wikia.nocookie.net/__cb20120908224257/mlp/images/6/61/Luna_Angry_3_S2E4.png" text:style-name="Internet_20_link" text:visited-style-name="Visited_20_Internet_20_Link">mlp</text:a><text:a xlink:type="simple" xlink:href="http://img2.wikia.nocookie.net/__cb20120908224257/mlp/images/6/61/Luna_Angry_3_S2E4.png" text:style-name="Internet_20_link" text:visited-style-name="Visited_20_Internet_20_Link">/</text:a><text:a xlink:type="simple" xlink:href="http://img2.wikia.nocookie.net/__cb20120908224257/mlp/images/6/61/Luna_Angry_3_S2E4.png" text:style-name="Internet_20_link" text:visited-style-name="Visited_20_Internet_20_Link">images</text:a><text:a xlink:type="simple" xlink:href="http://img2.wikia.nocookie.net/__cb20120908224257/mlp/images/6/61/Luna_Angry_3_S2E4.png" text:style-name="Internet_20_link" text:visited-style-name="Visited_20_Internet_20_Link">/6/61/</text:a><text:a xlink:type="simple" xlink:href="http://img2.wikia.nocookie.net/__cb20120908224257/mlp/images/6/61/Luna_Angry_3_S2E4.png" text:style-name="Internet_20_link" text:visited-style-name="Visited_20_Internet_20_Link">Luna</text:a><text:a xlink:type="simple" xlink:href="http://img2.wikia.nocookie.net/__cb20120908224257/mlp/images/6/61/Luna_Angry_3_S2E4.png" text:style-name="Internet_20_link" text:visited-style-name="Visited_20_Internet_20_Link">_</text:a><text:a xlink:type="simple" xlink:href="http://img2.wikia.nocookie.net/__cb20120908224257/mlp/images/6/61/Luna_Angry_3_S2E4.png" text:style-name="Internet_20_link" text:visited-style-name="Visited_20_Internet_20_Link">Angry</text:a><text:a xlink:type="simple" xlink:href="http://img2.wikia.nocookie.net/__cb20120908224257/mlp/images/6/61/Luna_Angry_3_S2E4.png" text:style-name="Internet_20_link" text:visited-style-name="Visited_20_Internet_20_Link">_3_</text:a><text:a xlink:type="simple" xlink:href="http://img2.wikia.nocookie.net/__cb20120908224257/mlp/images/6/61/Luna_Angry_3_S2E4.png" text:style-name="Internet_20_link" text:visited-style-name="Visited_20_Internet_20_Link">S</text:a><text:a xlink:type="simple" xlink:href="http://img2.wikia.nocookie.net/__cb20120908224257/mlp/images/6/61/Luna_Angry_3_S2E4.png" text:style-name="Internet_20_link" text:visited-style-name="Visited_20_Internet_20_Link">2</text:a><text:a xlink:type="simple" xlink:href="http://img2.wikia.nocookie.net/__cb20120908224257/mlp/images/6/61/Luna_Angry_3_S2E4.png" text:style-name="Internet_20_link" text:visited-style-name="Visited_20_Internet_20_Link">E</text:a><text:a xlink:type="simple" xlink:href="http://img2.wikia.nocookie.net/__cb20120908224257/mlp/images/6/61/Luna_Angry_3_S2E4.png" text:style-name="Internet_20_link" text:visited-style-name="Visited_20_Internet_20_Link">4.</text:a><text:a xlink:type="simple" xlink:href="http://img2.wikia.nocookie.net/__cb20120908224257/mlp/images/6/61/Luna_Angry_3_S2E4.png" text:style-name="Internet_20_link" text:visited-style-name="Visited_20_Internet_20_Link">png</text:a></text:p>
      <text:p text:style-name="P2">źródło grafiki: <text:a xlink:type="simple" xlink:href="http://mlp.wikia.com/wiki/Luna_Eclipsed/Gallery" text:style-name="Internet_20_link" text:visited-style-name="Visited_20_Internet_20_Link">http</text:a><text:a xlink:type="simple" xlink:href="http://mlp.wikia.com/wiki/Luna_Eclipsed/Gallery" text:style-name="Internet_20_link" text:visited-style-name="Visited_20_Internet_20_Link">://</text:a><text:a xlink:type="simple" xlink:href="http://mlp.wikia.com/wiki/Luna_Eclipsed/Gallery" text:style-name="Internet_20_link" text:visited-style-name="Visited_20_Internet_20_Link">mlp</text:a><text:a xlink:type="simple" xlink:href="http://mlp.wikia.com/wiki/Luna_Eclipsed/Gallery" text:style-name="Internet_20_link" text:visited-style-name="Visited_20_Internet_20_Link">.</text:a><text:a xlink:type="simple" xlink:href="http://mlp.wikia.com/wiki/Luna_Eclipsed/Gallery" text:style-name="Internet_20_link" text:visited-style-name="Visited_20_Internet_20_Link">wikia</text:a><text:a xlink:type="simple" xlink:href="http://mlp.wikia.com/wiki/Luna_Eclipsed/Gallery" text:style-name="Internet_20_link" text:visited-style-name="Visited_20_Internet_20_Link">.</text:a><text:a xlink:type="simple" xlink:href="http://mlp.wikia.com/wiki/Luna_Eclipsed/Gallery" text:style-name="Internet_20_link" text:visited-style-name="Visited_20_Internet_20_Link">com</text:a><text:a xlink:type="simple" xlink:href="http://mlp.wikia.com/wiki/Luna_Eclipsed/Gallery" text:style-name="Internet_20_link" text:visited-style-name="Visited_20_Internet_20_Link">/</text:a><text:a xlink:type="simple" xlink:href="http://mlp.wikia.com/wiki/Luna_Eclipsed/Gallery" text:style-name="Internet_20_link" text:visited-style-name="Visited_20_Internet_20_Link">wiki</text:a><text:a xlink:type="simple" xlink:href="http://mlp.wikia.com/wiki/Luna_Eclipsed/Gallery" text:style-name="Internet_20_link" text:visited-style-name="Visited_20_Internet_20_Link">/</text:a><text:a xlink:type="simple" xlink:href="http://mlp.wikia.com/wiki/Luna_Eclipsed/Gallery" text:style-name="Internet_20_link" text:visited-style-name="Visited_20_Internet_20_Link">Luna</text:a><text:a xlink:type="simple" xlink:href="http://mlp.wikia.com/wiki/Luna_Eclipsed/Gallery" text:style-name="Internet_20_link" text:visited-style-name="Visited_20_Internet_20_Link">_</text:a><text:a xlink:type="simple" xlink:href="http://mlp.wikia.com/wiki/Luna_Eclipsed/Gallery" text:style-name="Internet_20_link" text:visited-style-name="Visited_20_Internet_20_Link">Eclipsed</text:a><text:a xlink:type="simple" xlink:href="http://mlp.wikia.com/wiki/Luna_Eclipsed/Gallery" text:style-name="Internet_20_link" text:visited-style-name="Visited_20_Internet_20_Link">/</text:a><text:a xlink:type="simple" xlink:href="http://mlp.wikia.com/wiki/Luna_Eclipsed/Gallery" text:style-name="Internet_20_link" text:visited-style-name="Visited_20_Internet_20_Link">Gallery</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3</meta:editing-cycles>
    <dc:date>2015-07-15T17:22:36.303000000</dc:date>
    <meta:editing-duration>PT15M25S</meta:editing-duration>
    <meta:document-statistic meta:table-count="0" meta:image-count="0" meta:object-count="0" meta:page-count="2" meta:paragraph-count="21" meta:word-count="722" meta:character-count="5315" meta:non-whitespace-character-count="4612"/>
  </office:meta>
</office:document-meta>
</file>